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igu 1VS1" svg:font-family="'Migu 1VS'" style:font-pitch="variable"/>
    <style:font-face style:name="Migu 1VS" svg:font-family="'Migu 1VS'" style:font-family-generic="swiss" style:font-pitch="variable"/>
    <style:font-face style:name="Lohit Hindi" svg:font-family="'Lohit Hindi'" style:font-family-generic="system" style:font-pitch="variable"/>
    <style:font-face style:name="Migu 1VS2" svg:font-family="'Migu 1V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299cm"/>
    </style:style>
    <style:style style:name="co2" style:family="table-column">
      <style:table-column-properties fo:break-before="auto" style:column-width="7.601cm"/>
    </style:style>
    <style:style style:name="co3" style:family="table-column">
      <style:table-column-properties fo:break-before="auto" style:column-width="4.15cm"/>
    </style:style>
    <style:style style:name="co4" style:family="table-column">
      <style:table-column-properties fo:break-before="auto" style:column-width="4.32cm"/>
    </style:style>
    <style:style style:name="co5" style:family="table-column">
      <style:table-column-properties fo:break-before="auto" style:column-width="4.316cm"/>
    </style:style>
    <style:style style:name="co6" style:family="table-column">
      <style:table-column-properties fo:break-before="auto" style:column-width="2.258cm"/>
    </style:style>
    <style:style style:name="ro1" style:family="table-row">
      <style:table-row-properties style:row-height="0.617cm" fo:break-before="auto" style:use-optimal-row-height="true"/>
    </style:style>
    <style:style style:name="ro2" style:family="table-row">
      <style:table-row-properties style:row-height="0.552cm" fo:break-before="auto" style:use-optimal-row-height="true"/>
    </style:style>
    <style:style style:name="ro3" style:family="table-row">
      <style:table-row-properties style:row-height="0.533cm" fo:break-before="auto" style:use-optimal-row-height="true"/>
    </style:style>
    <style:style style:name="ro4" style:family="table-row">
      <style:table-row-properties style:row-height="0.658cm" fo:break-before="auto" style:use-optimal-row-height="true"/>
    </style:style>
    <style:style style:name="ro5" style:family="table-row">
      <style:table-row-properties style:row-height="0.617cm" fo:break-before="page"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6dcc" style:text-align-source="fix" style:repeat-content="false" fo:border="0.06pt solid #000000" style:vertical-align="middle"/>
      <style:paragraph-properties fo:text-align="center"/>
      <style:text-properties fo:color="#ffffff" style:font-name="Migu 1VS1" fo:font-size="12pt" fo:font-weight="bold" style:font-name-asian="Migu 1VS1" style:font-size-asian="12pt" style:font-weight-asian="bold" style:font-size-complex="12pt" style:font-weight-complex="bold"/>
    </style:style>
    <style:style style:name="ce2" style:family="table-cell" style:parent-style-name="Default">
      <style:table-cell-properties fo:background-color="transparent" fo:border="0.06pt solid #000000"/>
      <style:text-properties style:use-window-font-color="true" style:font-name="Migu 1VS1" fo:font-size="12pt" fo:font-weight="bold" style:font-name-asian="Migu 1VS1" style:font-size-asian="12pt" style:font-weight-asian="bold" style:font-size-complex="12pt" style:font-weight-complex="bold"/>
    </style:style>
    <style:style style:name="ce3" style:family="table-cell" style:parent-style-name="Default">
      <style:table-cell-properties fo:background-color="#666666" style:text-align-source="fix" style:repeat-content="false" fo:border="0.06pt solid #000000" style:vertical-align="middle"/>
      <style:paragraph-properties fo:text-align="center"/>
      <style:text-properties fo:color="#ffffff" fo:font-size="12pt" style:font-size-asian="12pt" style:font-size-complex="12pt"/>
    </style:style>
    <style:style style:name="ce4" style:family="table-cell" style:parent-style-name="Default">
      <style:table-cell-properties fo:background-color="#e6e6e6" fo:border="0.06pt solid #000000" fo:padding-bottom="0.035cm" fo:padding-left="0.085cm" fo:padding-right="0.035cm" fo:padding-top="0.035cm"/>
      <style:text-properties style:use-window-font-color="true" style:font-name="Migu 1VS1" fo:font-weight="bold" style:font-name-asian="Migu 1VS1" style:font-weight-asian="bold" style:font-weight-complex="bold"/>
    </style:style>
    <style:style style:name="ce5" style:family="table-cell" style:parent-style-name="Default">
      <style:table-cell-properties fo:background-color="transparent" fo:border="0.06pt solid #000000" fo:padding-bottom="0.035cm" fo:padding-left="0.085cm" fo:padding-right="0.035cm" fo:padding-top="0.035cm"/>
      <style:text-properties style:use-window-font-color="true" style:font-name="Migu 1VS1" fo:font-weight="bold" style:font-name-asian="Migu 1VS1" style:font-weight-asian="bold" style:font-weight-complex="bold"/>
    </style:style>
    <style:style style:name="ce6" style:family="table-cell" style:parent-style-name="Default">
      <style:table-cell-properties fo:background-color="#e6e6e6" fo:border="0.06pt solid #000000" fo:padding-bottom="0.035cm" fo:padding-left="0.085cm" fo:padding-right="0.035cm" fo:padding-top="0.035cm"/>
      <style:text-properties style:use-window-font-color="true" fo:font-weight="bold" style:font-weight-asian="bold" style:font-weight-complex="bold"/>
    </style:style>
    <style:style style:name="ce7" style:family="table-cell" style:parent-style-name="Default">
      <style:table-cell-properties fo:background-color="transparent" fo:border="0.06pt solid #000000" fo:padding-bottom="0.035cm" fo:padding-left="0.085cm" fo:padding-right="0.035cm" fo:padding-top="0.035cm"/>
      <style:text-properties style:use-window-font-color="true" fo:font-weight="bold" style:font-weight-asian="bold" style:font-weight-complex="bold"/>
    </style:style>
    <style:style style:name="ce8" style:family="table-cell" style:parent-style-name="Default">
      <style:table-cell-properties fo:background-color="#666666" style:text-align-source="fix" style:repeat-content="false" fo:border="0.06pt solid #000000" style:vertical-align="middle"/>
      <style:paragraph-properties fo:text-align="center"/>
      <style:text-properties fo:color="#ffffff" style:font-name="Migu 1VS1" fo:font-size="12pt" style:font-name-asian="Migu 1VS1" style:font-size-asian="12pt" style:font-size-complex="12pt"/>
    </style:style>
    <style:style style:name="ce9" style:family="table-cell" style:parent-style-name="Default">
      <style:table-cell-properties fo:background-color="#006dcc" style:text-align-source="fix" style:repeat-content="false" fo:border="0.06pt solid #000000" fo:padding-bottom="0.035cm" fo:padding-left="0.085cm" fo:padding-right="0.035cm" fo:padding-top="0.035cm" style:vertical-align="middle"/>
      <style:paragraph-properties fo:text-align="start" fo:margin-left="0cm"/>
      <style:text-properties fo:color="#ffffff" fo:font-size="12pt" fo:font-weight="bold" style:font-size-asian="12pt" style:font-weight-asian="bold" style:font-size-complex="12pt" style:font-weight-complex="bold"/>
    </style:style>
    <style:style style:name="ce10" style:family="table-cell" style:parent-style-name="Default">
      <style:table-cell-properties fo:border-bottom="none" style:text-align-source="fix" style:repeat-content="false" fo:background-color="transparent" fo:border-left="0.06pt solid #000000" fo:padding-bottom="0.035cm" fo:padding-left="0.085cm" fo:padding-right="0.035cm" fo:padding-top="0.035cm" fo:border-right="0.06pt solid #000000" fo:border-top="0.06pt solid #000000" style:vertical-align="middle"/>
      <style:paragraph-properties fo:text-align="start" fo:margin-left="0cm"/>
      <style:text-properties style:use-window-font-color="true" style:font-name="Migu 1VS1" style:font-name-asian="Migu 1VS1"/>
    </style:style>
    <style:style style:name="ce11" style:family="table-cell" style:parent-style-name="Default">
      <style:table-cell-properties fo:border-bottom="none" style:text-align-source="fix" style:repeat-content="false" fo:background-color="transparent" fo:border-left="0.06pt solid #000000" fo:padding-bottom="0.035cm" fo:padding-left="0.085cm" fo:padding-right="0.035cm" fo:padding-top="0.035cm" fo:border-right="0.06pt solid #000000" fo:border-top="none" style:vertical-align="middle"/>
      <style:paragraph-properties fo:text-align="start" fo:margin-left="0cm"/>
      <style:text-properties style:use-window-font-color="true" style:font-name="Migu 1VS1" style:font-name-asian="Migu 1VS1"/>
    </style:style>
    <style:style style:name="ce12" style:family="table-cell" style:parent-style-name="Default">
      <style:table-cell-properties fo:border-bottom="0.06pt solid #000000" style:text-align-source="fix" style:repeat-content="false" fo:background-color="transparent" fo:border-left="0.06pt solid #000000" fo:padding-bottom="0.035cm" fo:padding-left="0.085cm" fo:padding-right="0.035cm" fo:padding-top="0.035cm" fo:border-right="0.06pt solid #000000" fo:border-top="none" style:vertical-align="middle"/>
      <style:paragraph-properties fo:text-align="start" fo:margin-left="0cm"/>
      <style:text-properties style:use-window-font-color="true" style:font-name="Migu 1VS1" style:font-name-asian="Migu 1VS1"/>
    </style:style>
    <style:style style:name="ce13" style:family="table-cell" style:parent-style-name="Default">
      <style:text-properties style:font-name="Migu 1VS1" style:font-name-asian="Migu 1VS1"/>
    </style:style>
    <style:style style:name="ce14" style:family="table-cell" style:parent-style-name="Default">
      <style:table-cell-properties fo:background-color="#006dcc" fo:border="0.06pt solid #000000"/>
      <style:text-properties fo:color="#ffffff" style:font-name="Migu 1VS1" fo:font-size="12pt" fo:font-weight="bold" style:font-name-asian="Migu 1VS1" style:font-size-asian="12pt" style:font-weight-asian="bold" style:font-size-complex="12pt" style:font-weight-complex="bold"/>
    </style:style>
    <style:style style:name="ce15" style:family="table-cell" style:parent-style-name="Default">
      <style:table-cell-properties fo:background-color="transparent" fo:border="0.06pt solid #000000"/>
    </style:style>
    <style:style style:name="ce16" style:family="table-cell" style:parent-style-name="Default">
      <style:table-cell-properties fo:background-color="#e6e6e6" fo:border="0.06pt solid #000000" fo:padding-bottom="0.035cm" fo:padding-left="0.085cm" fo:padding-right="0.035cm" fo:padding-top="0.035cm"/>
      <style:text-properties style:use-window-font-color="true"/>
    </style:style>
    <style:style style:name="ce17" style:family="table-cell" style:parent-style-name="Default">
      <style:table-cell-properties fo:background-color="transparent" fo:border="0.06pt solid #000000" fo:padding-bottom="0.035cm" fo:padding-left="0.085cm" fo:padding-right="0.035cm" fo:padding-top="0.035cm"/>
      <style:text-properties style:use-window-font-color="true"/>
    </style:style>
    <style:style style:name="ce18" style:family="table-cell" style:parent-style-name="Default">
      <style:table-cell-properties fo:background-color="transparent" fo:padding-bottom="0.035cm" fo:padding-left="0.085cm" fo:padding-right="0.035cm" fo:padding-top="0.035cm"/>
      <style:text-properties style:use-window-font-color="true"/>
    </style:style>
    <style:style style:name="ce19" style:family="table-cell" style:parent-style-name="Default">
      <style:table-cell-properties fo:background-color="transparent" fo:border="0.06pt solid #000000" fo:padding-bottom="0.035cm" fo:padding-left="0.085cm" fo:padding-right="0.035cm" fo:padding-top="0.035cm"/>
      <style:text-properties style:use-window-font-color="true" style:font-name="Migu 1VS" style:font-name-asian="Migu 1VS2" style:font-name-complex="Lohit Hindi"/>
    </style:style>
    <style:style style:name="ce20" style:family="table-cell" style:parent-style-name="Default">
      <style:table-cell-properties fo:background-color="#006dcc" style:text-align-source="fix" style:repeat-content="false" fo:border="0.06pt solid #000000"/>
      <style:paragraph-properties fo:text-align="center" fo:margin-left="0cm"/>
      <style:text-properties fo:color="#ffffff" style:font-name="Migu 1VS1" fo:font-size="12pt" fo:font-weight="bold" style:font-name-asian="Migu 1VS1" style:font-size-asian="12pt" style:font-weight-asian="bold" style:font-size-complex="12pt" style:font-weight-complex="bold"/>
    </style:style>
    <style:style style:name="ce21" style:family="table-cell" style:parent-style-name="Default">
      <style:table-cell-properties fo:padding-bottom="0.035cm" fo:padding-left="0.085cm" fo:padding-right="0.035cm" fo:padding-top="0.035cm"/>
      <style:text-properties style:font-name="Migu 1VS1" fo:font-size="8pt" style:font-name-asian="Migu 1VS1" style:font-size-asian="8pt" style:font-size-complex="8pt"/>
    </style:style>
    <style:style style:name="ce22" style:family="table-cell" style:parent-style-name="Default">
      <style:text-properties fo:color="#ffffff"/>
    </style:style>
    <style:style style:name="T1" style:family="text">
      <style:text-properties fo:font-weight="bold" style:font-weight-asian="bold" style:font-weight-complex="bold"/>
    </style:style>
  </office:automatic-styles>
  <office:body>
    <office:spreadsheet>
      <table:table table:name="Eclipse PDTチートシート" table:style-name="ta1">
        <table:table-column table:style-name="co1" table:default-cell-style-name="ce6"/>
        <table:table-column table:style-name="co2" table:default-cell-style-name="ce16"/>
        <table:table-column table:style-name="co3" table:default-cell-style-name="ce16"/>
        <table:table-column table:style-name="co4" table:default-cell-style-name="ce6"/>
        <table:table-column table:style-name="co5" table:default-cell-style-name="ce6"/>
        <table:table-column table:style-name="co4" table:default-cell-style-name="ce6"/>
        <table:table-column table:style-name="co6" table:number-columns-repeated="4" table:default-cell-style-name="Default"/>
        <table:table-row table:style-name="ro1">
          <table:table-cell table:style-name="ce1" office:value-type="string" table:number-columns-spanned="1" table:number-rows-spanned="2">
            <text:p>機能</text:p>
          </table:table-cell>
          <table:table-cell table:style-name="ce1" office:value-type="string" table:number-columns-spanned="1" table:number-rows-spanned="2">
            <text:p>Command</text:p>
          </table:table-cell>
          <table:table-cell table:style-name="ce1" office:value-type="string" table:number-columns-spanned="1" table:number-rows-spanned="2">
            <text:p>When</text:p>
          </table:table-cell>
          <table:table-cell table:style-name="ce1" office:value-type="string" table:number-columns-spanned="3" table:number-rows-spanned="1">
            <text:p>Binding</text:p>
          </table:table-cell>
          <table:covered-table-cell table:number-columns-repeated="2" table:style-name="ce14"/>
          <table:table-cell table:number-columns-repeated="4"/>
        </table:table-row>
        <table:table-row table:style-name="ro1">
          <table:covered-table-cell table:style-name="ce2"/>
          <table:covered-table-cell table:number-columns-repeated="2" table:style-name="ce14"/>
          <table:table-cell table:style-name="ce20" office:value-type="string">
            <text:p>Linux</text:p>
          </table:table-cell>
          <table:table-cell table:style-name="ce20" office:value-type="string">
            <text:p>Mac</text:p>
          </table:table-cell>
          <table:table-cell table:style-name="ce20" office:value-type="string">
            <text:p>Windows</text:p>
          </table:table-cell>
          <table:table-cell table:number-columns-repeated="4"/>
        </table:table-row>
        <table:table-row table:style-name="ro1">
          <table:table-cell table:style-name="ce3" office:value-type="string" table:number-columns-spanned="6" table:number-rows-spanned="1">
            <text:p>編集操作</text:p>
          </table:table-cell>
          <table:covered-table-cell table:number-columns-repeated="5" table:style-name="ce15"/>
          <table:table-cell table:number-columns-repeated="4"/>
        </table:table-row>
        <table:table-row table:style-name="ro2">
          <table:table-cell table:style-name="ce4" office:value-type="string">
            <text:p>リソースを開く</text:p>
          </table:table-cell>
          <table:table-cell office:value-type="string">
            <text:p>Open Resource</text:p>
          </table:table-cell>
          <table:table-cell office:value-type="string">
            <text:p>In Windows</text:p>
          </table:table-cell>
          <table:table-cell office:value-type="string">
            <text:p>Shift+Ctrl+R</text:p>
          </table:table-cell>
          <table:table-cell office:value-type="string">
            <text:p>Shift+Command+R</text:p>
          </table:table-cell>
          <table:table-cell office:value-type="string">
            <text:p>Ctrl+Shift+R</text:p>
          </table:table-cell>
          <table:table-cell table:number-columns-repeated="4"/>
        </table:table-row>
        <table:table-row table:style-name="ro2">
          <table:table-cell table:style-name="ce5" office:value-type="string">
            <text:p>型を開く</text:p>
          </table:table-cell>
          <table:table-cell table:style-name="ce17" office:value-type="string">
            <text:p>Open Type</text:p>
          </table:table-cell>
          <table:table-cell table:style-name="ce17" office:value-type="string">
            <text:p>Editing PHP source <text:span text:style-name="T1">*1</text:span></text:p>
          </table:table-cell>
          <table:table-cell table:style-name="ce7" office:value-type="string">
            <text:p>Shift+Ctrl+T</text:p>
          </table:table-cell>
          <table:table-cell table:style-name="ce7" office:value-type="string">
            <text:p>Shift+Command+T</text:p>
          </table:table-cell>
          <table:table-cell table:style-name="ce7" office:value-type="string">
            <text:p>Ctrl+Shift+T</text:p>
          </table:table-cell>
          <table:table-cell table:number-columns-repeated="4"/>
        </table:table-row>
        <table:table-row table:style-name="ro2">
          <table:table-cell table:style-name="ce4" office:value-type="string">
            <text:p>メソッドを開く (Open Method)</text:p>
          </table:table-cell>
          <table:table-cell office:value-type="string">
            <text:p>Opens a method in a PHP editor</text:p>
          </table:table-cell>
          <table:table-cell office:value-type="string">
            <text:p>Editing PHP source <text:span text:style-name="T1">*1</text:span></text:p>
          </table:table-cell>
          <table:table-cell office:value-type="string">
            <text:p>Shift+Ctrl+M</text:p>
          </table:table-cell>
          <table:table-cell office:value-type="string">
            <text:p>Shift+Command+M</text:p>
          </table:table-cell>
          <table:table-cell office:value-type="string">
            <text:p>Ctrl+Shift+M</text:p>
          </table:table-cell>
          <table:table-cell table:number-columns-repeated="4"/>
        </table:table-row>
        <table:table-row table:style-name="ro2">
          <table:table-cell table:style-name="ce5" office:value-type="string">
            <text:p>指定行にジャンプする</text:p>
          </table:table-cell>
          <table:table-cell table:style-name="ce17" office:value-type="string">
            <text:p>Go to Line</text:p>
          </table:table-cell>
          <table:table-cell table:style-name="ce17" office:value-type="string">
            <text:p>Editing Text</text:p>
          </table:table-cell>
          <table:table-cell table:style-name="ce7" office:value-type="string">
            <text:p>Ctrl+L</text:p>
          </table:table-cell>
          <table:table-cell table:style-name="ce7" office:value-type="string">
            <text:p>Command+L</text:p>
          </table:table-cell>
          <table:table-cell table:style-name="ce7" office:value-type="string">
            <text:p>Ctrl+L</text:p>
          </table:table-cell>
          <table:table-cell table:number-columns-repeated="4"/>
        </table:table-row>
        <table:table-row table:style-name="ro2">
          <table:table-cell table:style-name="ce4" office:value-type="string">
            <text:p>コード全体をフォーマットする</text:p>
          </table:table-cell>
          <table:table-cell office:value-type="string">
            <text:p>Format</text:p>
          </table:table-cell>
          <table:table-cell office:value-type="string">
            <text:p>Editing PHP source <text:span text:style-name="T1">*1</text:span></text:p>
          </table:table-cell>
          <table:table-cell office:value-type="string">
            <text:p>Shift+Ctrl+F</text:p>
          </table:table-cell>
          <table:table-cell office:value-type="string">
            <text:p>Shift+Command+F</text:p>
          </table:table-cell>
          <table:table-cell office:value-type="string">
            <text:p>Ctrl+Shift+F</text:p>
          </table:table-cell>
          <table:table-cell table:number-columns-repeated="4"/>
        </table:table-row>
        <table:table-row table:style-name="ro2">
          <table:table-cell table:style-name="ce5" office:value-type="string">
            <text:p>選択範囲をフォーマットする</text:p>
          </table:table-cell>
          <table:table-cell table:style-name="ce17" office:value-type="string">
            <text:p>Format Active Elements</text:p>
          </table:table-cell>
          <table:table-cell table:style-name="ce17" office:value-type="string">
            <text:p>Editing PHP source <text:span text:style-name="T1">*1</text:span></text:p>
          </table:table-cell>
          <table:table-cell table:style-name="ce7" office:value-type="string">
            <text:p>Ctrl+I</text:p>
          </table:table-cell>
          <table:table-cell table:style-name="ce7" office:value-type="string">
            <text:p>Command+I</text:p>
          </table:table-cell>
          <table:table-cell table:style-name="ce7" office:value-type="string">
            <text:p>Ctrl+I</text:p>
          </table:table-cell>
          <table:table-cell table:number-columns-repeated="4"/>
        </table:table-row>
        <table:table-row table:style-name="ro2">
          <table:table-cell table:style-name="ce4" office:value-type="string">
            <text:p>コードを補完する</text:p>
          </table:table-cell>
          <table:table-cell office:value-type="string">
            <text:p>Content Assist</text:p>
          </table:table-cell>
          <table:table-cell office:value-type="string">
            <text:p>In Dialogs and Windows</text:p>
          </table:table-cell>
          <table:table-cell office:value-type="string">
            <text:p>Alt+/</text:p>
          </table:table-cell>
          <table:table-cell office:value-type="string">
            <text:p>Ctrl+Space *2</text:p>
          </table:table-cell>
          <table:table-cell office:value-type="string">
            <text:p>Ctrl+Space</text:p>
          </table:table-cell>
          <table:table-cell table:number-columns-repeated="4"/>
        </table:table-row>
        <table:table-row table:style-name="ro2">
          <table:table-cell table:style-name="ce5" office:value-type="string">
            <text:p>単語を補完する</text:p>
          </table:table-cell>
          <table:table-cell table:style-name="ce17" office:value-type="string">
            <text:p>Word Completion</text:p>
          </table:table-cell>
          <table:table-cell table:style-name="ce17" office:value-type="string">
            <text:p>Editing Text</text:p>
          </table:table-cell>
          <table:table-cell table:style-name="ce7" office:value-type="string">
            <text:p>Ctrl+Alt+/</text:p>
          </table:table-cell>
          <table:table-cell table:style-name="ce7" office:value-type="string">
            <text:p>Ctrl+.</text:p>
          </table:table-cell>
          <table:table-cell table:style-name="ce7" office:value-type="string">
            <text:p>Alt+/</text:p>
          </table:table-cell>
          <table:table-cell table:number-columns-repeated="4"/>
        </table:table-row>
        <table:table-row table:style-name="ro2">
          <table:table-cell table:style-name="ce4" office:value-type="string">
            <text:p>宣言を開く (Open Declaration)</text:p>
          </table:table-cell>
          <table:table-cell office:value-type="string">
            <text:p>Open Selection</text:p>
          </table:table-cell>
          <table:table-cell office:value-type="string">
            <text:p>Editing PHP source <text:span text:style-name="T1">*1</text:span></text:p>
          </table:table-cell>
          <table:table-cell table:number-columns-repeated="3" office:value-type="string">
            <text:p>F3</text:p>
          </table:table-cell>
          <table:table-cell table:number-columns-repeated="4"/>
        </table:table-row>
        <table:table-row table:style-name="ro2">
          <table:table-cell table:style-name="ce5" office:value-type="string">
            <text:p>アウトラインをエディター上に表示する</text:p>
          </table:table-cell>
          <table:table-cell table:style-name="ce17" office:value-type="string">
            <text:p>Quick Outline</text:p>
          </table:table-cell>
          <table:table-cell table:style-name="ce17" office:value-type="string">
            <text:p>Editing PHP source <text:span text:style-name="T1">*1</text:span></text:p>
          </table:table-cell>
          <table:table-cell table:style-name="ce7" office:value-type="string">
            <text:p>Ctrl+O</text:p>
          </table:table-cell>
          <table:table-cell table:style-name="ce7" office:value-type="string">
            <text:p>Command+O</text:p>
          </table:table-cell>
          <table:table-cell table:style-name="ce7" office:value-type="string">
            <text:p>Ctrl+O</text:p>
          </table:table-cell>
          <table:table-cell table:number-columns-repeated="4"/>
        </table:table-row>
        <table:table-row table:style-name="ro2">
          <table:table-cell table:style-name="ce4" office:value-type="string">
            <text:p>継承階層をエディター上に表示する</text:p>
          </table:table-cell>
          <table:table-cell office:value-type="string">
            <text:p>Quick Hierarchy</text:p>
          </table:table-cell>
          <table:table-cell office:value-type="string">
            <text:p>Editing PHP source <text:span text:style-name="T1">*1</text:span></text:p>
          </table:table-cell>
          <table:table-cell office:value-type="string">
            <text:p>Ctrl+T</text:p>
          </table:table-cell>
          <table:table-cell office:value-type="string">
            <text:p>Command+T</text:p>
          </table:table-cell>
          <table:table-cell office:value-type="string">
            <text:p>Ctrl+T</text:p>
          </table:table-cell>
          <table:table-cell table:number-columns-repeated="4"/>
        </table:table-row>
        <table:table-row table:style-name="ro3">
          <table:table-cell table:style-name="ce5" office:value-type="string">
            <text:p>指定したビューで表示する</text:p>
          </table:table-cell>
          <table:table-cell table:style-name="ce17" office:value-type="string">
            <text:p>Show In...</text:p>
          </table:table-cell>
          <table:table-cell table:style-name="ce17" office:value-type="string">
            <text:p>In Windows</text:p>
          </table:table-cell>
          <table:table-cell table:style-name="ce7" office:value-type="string">
            <text:p>Shift+Alt+W</text:p>
          </table:table-cell>
          <table:table-cell table:style-name="ce7" office:value-type="string">
            <text:p>Option+Command+W</text:p>
          </table:table-cell>
          <table:table-cell table:style-name="ce7" office:value-type="string">
            <text:p>Alt+Shift+W</text:p>
          </table:table-cell>
          <table:table-cell table:number-columns-repeated="4"/>
        </table:table-row>
        <table:table-row table:style-name="ro2">
          <table:table-cell table:style-name="ce4" office:value-type="string">
            <text:p>次の注釈に移動する (Next Annotation) *3</text:p>
          </table:table-cell>
          <table:table-cell office:value-type="string">
            <text:p>Next</text:p>
          </table:table-cell>
          <table:table-cell office:value-type="string">
            <text:p>In Windows</text:p>
          </table:table-cell>
          <table:table-cell office:value-type="string">
            <text:p>Ctrl+.</text:p>
          </table:table-cell>
          <table:table-cell office:value-type="string">
            <text:p>Command+.</text:p>
          </table:table-cell>
          <table:table-cell office:value-type="string">
            <text:p>Ctrl+.</text:p>
          </table:table-cell>
          <table:table-cell table:number-columns-repeated="4"/>
        </table:table-row>
        <table:table-row table:style-name="ro2">
          <table:table-cell table:style-name="ce5" office:value-type="string">
            <text:p>前の注釈に移動する (Previous Annotation) *3</text:p>
          </table:table-cell>
          <table:table-cell table:style-name="ce17" office:value-type="string">
            <text:p>Previous</text:p>
          </table:table-cell>
          <table:table-cell table:style-name="ce17" office:value-type="string">
            <text:p>In Windows</text:p>
          </table:table-cell>
          <table:table-cell table:style-name="ce7" office:value-type="string">
            <text:p>Ctrl+,</text:p>
          </table:table-cell>
          <table:table-cell table:style-name="ce7" office:value-type="string">
            <text:p>Shift+Command+.</text:p>
          </table:table-cell>
          <table:table-cell table:style-name="ce7" office:value-type="string">
            <text:p>Ctrl+,</text:p>
          </table:table-cell>
          <table:table-cell table:number-columns-repeated="4"/>
        </table:table-row>
        <table:table-row table:style-name="ro1">
          <table:table-cell table:style-name="ce3" office:value-type="string" table:number-columns-spanned="6" table:number-rows-spanned="1">
            <text:p>ウィンドウ操作</text:p>
          </table:table-cell>
          <table:covered-table-cell table:number-columns-repeated="5" table:style-name="ce15"/>
          <table:table-cell table:number-columns-repeated="4"/>
        </table:table-row>
        <table:table-row table:style-name="ro3">
          <table:table-cell table:style-name="ce4" office:value-type="string">
            <text:p>移動履歴の前の位置に移動する</text:p>
          </table:table-cell>
          <table:table-cell office:value-type="string">
            <text:p>Backward History</text:p>
          </table:table-cell>
          <table:table-cell office:value-type="string">
            <text:p>In Windows</text:p>
          </table:table-cell>
          <table:table-cell office:value-type="string">
            <text:p>Alt+Left</text:p>
          </table:table-cell>
          <table:table-cell office:value-type="string">
            <text:p>Command+[</text:p>
          </table:table-cell>
          <table:table-cell office:value-type="string">
            <text:p>Alt+Left</text:p>
          </table:table-cell>
          <table:table-cell table:number-columns-repeated="4"/>
        </table:table-row>
        <table:table-row table:style-name="ro3">
          <table:table-cell table:style-name="ce5" office:value-type="string">
            <text:p>移動履歴の次の位置に移動する</text:p>
          </table:table-cell>
          <table:table-cell table:style-name="ce17" office:value-type="string">
            <text:p>Forward History</text:p>
          </table:table-cell>
          <table:table-cell table:style-name="ce19" office:value-type="string">
            <text:p>In Windows</text:p>
          </table:table-cell>
          <table:table-cell table:style-name="ce7" office:value-type="string">
            <text:p>Alt+Right</text:p>
          </table:table-cell>
          <table:table-cell table:style-name="ce7" office:value-type="string">
            <text:p>Command+]</text:p>
          </table:table-cell>
          <table:table-cell table:style-name="ce7" office:value-type="string">
            <text:p>Alt+Right</text:p>
          </table:table-cell>
          <table:table-cell table:number-columns-repeated="4"/>
        </table:table-row>
        <table:table-row table:style-name="ro2">
          <table:table-cell office:value-type="string">
            <text:p>フィルターでエディターを切り替える</text:p>
          </table:table-cell>
          <table:table-cell office:value-type="string">
            <text:p>Quick Switch Editor</text:p>
          </table:table-cell>
          <table:table-cell office:value-type="string">
            <text:p>In Windows</text:p>
          </table:table-cell>
          <table:table-cell office:value-type="string">
            <text:p>Ctrl+E</text:p>
          </table:table-cell>
          <table:table-cell office:value-type="string">
            <text:p>Command+E</text:p>
          </table:table-cell>
          <table:table-cell office:value-type="string">
            <text:p>Ctrl+E</text:p>
          </table:table-cell>
          <table:table-cell table:number-columns-repeated="4"/>
        </table:table-row>
        <table:table-row table:style-name="ro2">
          <table:table-cell table:style-name="ce7" office:value-type="string">
            <text:p>次のエディターを表示する</text:p>
          </table:table-cell>
          <table:table-cell table:style-name="ce17" office:value-type="string">
            <text:p>Next Editor</text:p>
          </table:table-cell>
          <table:table-cell table:style-name="ce17" office:value-type="string">
            <text:p>In Windows</text:p>
          </table:table-cell>
          <table:table-cell table:style-name="ce7" office:value-type="string">
            <text:p>Ctrl+F6</text:p>
          </table:table-cell>
          <table:table-cell table:style-name="ce7" office:value-type="string">
            <text:p>Command+F6</text:p>
          </table:table-cell>
          <table:table-cell table:style-name="ce7" office:value-type="string">
            <text:p>Ctrl+F6</text:p>
          </table:table-cell>
          <table:table-cell table:number-columns-repeated="4"/>
        </table:table-row>
        <table:table-row table:style-name="ro2">
          <table:table-cell office:value-type="string">
            <text:p>前のエディターを表示する</text:p>
          </table:table-cell>
          <table:table-cell office:value-type="string">
            <text:p>Previous Editor</text:p>
          </table:table-cell>
          <table:table-cell office:value-type="string">
            <text:p>In Windows</text:p>
          </table:table-cell>
          <table:table-cell office:value-type="string">
            <text:p>Shift+Ctrl+F6</text:p>
          </table:table-cell>
          <table:table-cell office:value-type="string">
            <text:p>Shift+Command+F6</text:p>
          </table:table-cell>
          <table:table-cell office:value-type="string">
            <text:p>Ctrl+Shift+F6</text:p>
          </table:table-cell>
          <table:table-cell table:number-columns-repeated="4"/>
        </table:table-row>
        <table:table-row table:style-name="ro2">
          <table:table-cell table:style-name="ce7" office:value-type="string">
            <text:p>次のビューを表示する</text:p>
          </table:table-cell>
          <table:table-cell table:style-name="ce17" office:value-type="string">
            <text:p>Next View</text:p>
          </table:table-cell>
          <table:table-cell table:style-name="ce17" office:value-type="string">
            <text:p>In Windows</text:p>
          </table:table-cell>
          <table:table-cell table:style-name="ce7" office:value-type="string">
            <text:p>Ctrl+F7</text:p>
          </table:table-cell>
          <table:table-cell table:style-name="ce7" office:value-type="string">
            <text:p>Command+F7</text:p>
          </table:table-cell>
          <table:table-cell table:style-name="ce7" office:value-type="string">
            <text:p>Ctrl+F7</text:p>
          </table:table-cell>
          <table:table-cell table:number-columns-repeated="4"/>
        </table:table-row>
        <table:table-row table:style-name="ro2">
          <table:table-cell office:value-type="string">
            <text:p>前のビューを表示する</text:p>
          </table:table-cell>
          <table:table-cell office:value-type="string">
            <text:p>Previous View</text:p>
          </table:table-cell>
          <table:table-cell office:value-type="string">
            <text:p>In Windows</text:p>
          </table:table-cell>
          <table:table-cell office:value-type="string">
            <text:p>Shift+Ctrl+F7</text:p>
          </table:table-cell>
          <table:table-cell office:value-type="string">
            <text:p>Shift+Command+F7</text:p>
          </table:table-cell>
          <table:table-cell office:value-type="string">
            <text:p>Ctrl+Shift+F7</text:p>
          </table:table-cell>
          <table:table-cell table:number-columns-repeated="4"/>
        </table:table-row>
        <table:table-row table:style-name="ro2">
          <table:table-cell table:style-name="ce7" office:value-type="string">
            <text:p>次のパースペクティブを表示する</text:p>
          </table:table-cell>
          <table:table-cell table:style-name="ce17" office:value-type="string">
            <text:p>Next Perspective</text:p>
          </table:table-cell>
          <table:table-cell table:style-name="ce17" office:value-type="string">
            <text:p>In Windows</text:p>
          </table:table-cell>
          <table:table-cell table:style-name="ce7" office:value-type="string">
            <text:p>Ctrl+F8</text:p>
          </table:table-cell>
          <table:table-cell table:style-name="ce7" office:value-type="string">
            <text:p>Command+F8</text:p>
          </table:table-cell>
          <table:table-cell table:style-name="ce7" office:value-type="string">
            <text:p>Ctrl+F8</text:p>
          </table:table-cell>
          <table:table-cell table:number-columns-repeated="4"/>
        </table:table-row>
        <table:table-row table:style-name="ro2">
          <table:table-cell office:value-type="string">
            <text:p>前のパースペクティブを表示する</text:p>
          </table:table-cell>
          <table:table-cell office:value-type="string">
            <text:p>Previous Perspective</text:p>
          </table:table-cell>
          <table:table-cell office:value-type="string">
            <text:p>In Windows</text:p>
          </table:table-cell>
          <table:table-cell office:value-type="string">
            <text:p>Shift+Ctrl+F8</text:p>
          </table:table-cell>
          <table:table-cell office:value-type="string">
            <text:p>Shift+Command+F8</text:p>
          </table:table-cell>
          <table:table-cell office:value-type="string">
            <text:p>Ctrl+Shift+F8</text:p>
          </table:table-cell>
          <table:table-cell table:number-columns-repeated="4"/>
        </table:table-row>
        <table:table-row table:style-name="ro4">
          <table:table-cell table:style-name="ce8" office:value-type="string" table:number-columns-spanned="6" table:number-rows-spanned="1">
            <text:p>テスト（MakeGood）</text:p>
          </table:table-cell>
          <table:covered-table-cell table:number-columns-repeated="5" table:style-name="ce15"/>
          <table:table-cell table:number-columns-repeated="4"/>
        </table:table-row>
        <table:table-row table:style-name="ro2">
          <table:table-cell office:value-type="string">
            <text:p>継続的テストを有効または無効にする</text:p>
          </table:table-cell>
          <table:table-cell office:value-type="string">
            <text:p>継続的テストを有効/無効にする</text:p>
          </table:table-cell>
          <table:table-cell office:value-type="string">
            <text:p>In Windows</text:p>
          </table:table-cell>
          <table:table-cell office:value-type="string">
            <text:p>Alt+M @</text:p>
          </table:table-cell>
          <table:table-cell office:value-type="string">
            <text:p>Option+M @</text:p>
          </table:table-cell>
          <table:table-cell office:value-type="string">
            <text:p>Alt+M @</text:p>
          </table:table-cell>
          <table:table-cell table:number-columns-repeated="4"/>
        </table:table-row>
        <table:table-row table:style-name="ro3">
          <table:table-cell table:style-name="ce7" office:value-type="string">
            <text:p>すべてのテストを実行する</text:p>
          </table:table-cell>
          <table:table-cell table:style-name="ce17" office:value-type="string">
            <text:p>すべてのテストの実行</text:p>
          </table:table-cell>
          <table:table-cell table:style-name="ce17" office:value-type="string">
            <text:p>In Windows</text:p>
          </table:table-cell>
          <table:table-cell table:style-name="ce7" office:value-type="string">
            <text:p>Alt+M A</text:p>
          </table:table-cell>
          <table:table-cell table:style-name="ce7" office:value-type="string">
            <text:p>Option+M A</text:p>
          </table:table-cell>
          <table:table-cell table:style-name="ce7" office:value-type="string">
            <text:p>Alt+M A</text:p>
          </table:table-cell>
          <table:table-cell table:number-columns-repeated="4"/>
        </table:table-row>
        <table:table-row table:style-name="ro3">
          <table:table-cell office:value-type="string">
            <text:p>前回のテストを実行する</text:p>
          </table:table-cell>
          <table:table-cell office:value-type="string">
            <text:p>テストの再実行</text:p>
          </table:table-cell>
          <table:table-cell office:value-type="string">
            <text:p>In Windows</text:p>
          </table:table-cell>
          <table:table-cell office:value-type="string">
            <text:p>Alt+M R</text:p>
          </table:table-cell>
          <table:table-cell office:value-type="string">
            <text:p>Option+M R</text:p>
          </table:table-cell>
          <table:table-cell office:value-type="string">
            <text:p>Alt+M R</text:p>
          </table:table-cell>
          <table:table-cell table:number-columns-repeated="4"/>
        </table:table-row>
        <table:table-row table:style-name="ro3">
          <table:table-cell table:style-name="ce7" office:value-type="string">
            <text:p>前回失敗したテストを実行する</text:p>
          </table:table-cell>
          <table:table-cell table:style-name="ce17" office:value-type="string">
            <text:p>失敗したテストの再実行</text:p>
          </table:table-cell>
          <table:table-cell table:style-name="ce17" office:value-type="string">
            <text:p>In Windows</text:p>
          </table:table-cell>
          <table:table-cell table:style-name="ce7" office:value-type="string">
            <text:p>Alt+M G</text:p>
          </table:table-cell>
          <table:table-cell table:style-name="ce7" office:value-type="string">
            <text:p>Option+M G</text:p>
          </table:table-cell>
          <table:table-cell table:style-name="ce7" office:value-type="string">
            <text:p>Alt+M G</text:p>
          </table:table-cell>
          <table:table-cell table:number-columns-repeated="4"/>
        </table:table-row>
        <table:table-row table:style-name="ro2">
          <table:table-cell office:value-type="string">
            <text:p>現在のコンテキストに含まれるテストを実行する</text:p>
          </table:table-cell>
          <table:table-cell office:value-type="string">
            <text:p>コンテキスト内のテストの実行</text:p>
          </table:table-cell>
          <table:table-cell office:value-type="string">
            <text:p>Editing PHP source <text:span text:style-name="T1">*1</text:span></text:p>
          </table:table-cell>
          <table:table-cell office:value-type="string">
            <text:p>Alt+M C</text:p>
          </table:table-cell>
          <table:table-cell office:value-type="string">
            <text:p>Option+M C</text:p>
          </table:table-cell>
          <table:table-cell office:value-type="string">
            <text:p>Alt+M C</text:p>
          </table:table-cell>
          <table:table-cell table:number-columns-repeated="4"/>
        </table:table-row>
        <table:table-row table:style-name="ro2">
          <table:table-cell table:style-name="ce7" office:value-type="string">
            <text:p>ファイルに含まれるテストを実行する</text:p>
          </table:table-cell>
          <table:table-cell table:style-name="ce17" office:value-type="string">
            <text:p>ファイル内のテストの実行</text:p>
          </table:table-cell>
          <table:table-cell table:style-name="ce17" office:value-type="string">
            <text:p>Editing PHP source <text:span text:style-name="T1">*1</text:span></text:p>
          </table:table-cell>
          <table:table-cell table:style-name="ce7" office:value-type="string">
            <text:p>Alt+M F</text:p>
          </table:table-cell>
          <table:table-cell table:style-name="ce7" office:value-type="string">
            <text:p>Option+M F</text:p>
          </table:table-cell>
          <table:table-cell table:style-name="ce7" office:value-type="string">
            <text:p>Alt+M F</text:p>
          </table:table-cell>
          <table:table-cell table:number-columns-repeated="4"/>
        </table:table-row>
        <table:table-row table:style-name="ro3">
          <table:table-cell office:value-type="string">
            <text:p>選択された要素に含まれるテストを実行する</text:p>
          </table:table-cell>
          <table:table-cell office:value-type="string">
            <text:p>テストの実行</text:p>
          </table:table-cell>
          <table:table-cell office:value-type="string">
            <text:p>In Windows</text:p>
          </table:table-cell>
          <table:table-cell office:value-type="string">
            <text:p>Alt+M X</text:p>
          </table:table-cell>
          <table:table-cell office:value-type="string">
            <text:p>Option+M X</text:p>
          </table:table-cell>
          <table:table-cell office:value-type="string">
            <text:p>Alt+M X</text:p>
          </table:table-cell>
          <table:table-cell table:number-columns-repeated="4"/>
        </table:table-row>
        <table:table-row table:style-name="ro3">
          <table:table-cell table:style-name="ce7" office:value-type="string">
            <text:p>実行中のテストを停止する</text:p>
          </table:table-cell>
          <table:table-cell table:style-name="ce17" office:value-type="string">
            <text:p>テストの停止</text:p>
          </table:table-cell>
          <table:table-cell table:style-name="ce17" office:value-type="string">
            <text:p>In Windows</text:p>
          </table:table-cell>
          <table:table-cell table:style-name="ce7" office:value-type="string">
            <text:p>Alt+M S</text:p>
          </table:table-cell>
          <table:table-cell table:style-name="ce7" office:value-type="string">
            <text:p>Option+M S</text:p>
          </table:table-cell>
          <table:table-cell table:style-name="ce7" office:value-type="string">
            <text:p>Alt+M S</text:p>
          </table:table-cell>
          <table:table-cell table:number-columns-repeated="4"/>
        </table:table-row>
        <table:table-row table:style-name="ro3">
          <table:table-cell office:value-type="string">
            <text:p>デバッグ実行を有効または無効にする</text:p>
          </table:table-cell>
          <table:table-cell office:value-type="string">
            <text:p>テストをデバッグする</text:p>
          </table:table-cell>
          <table:table-cell office:value-type="string">
            <text:p>In Windows</text:p>
          </table:table-cell>
          <table:table-cell office:value-type="string">
            <text:p>Alt+M B</text:p>
          </table:table-cell>
          <table:table-cell office:value-type="string">
            <text:p>Option+M B</text:p>
          </table:table-cell>
          <table:table-cell office:value-type="string">
            <text:p>Alt+M B</text:p>
          </table:table-cell>
          <table:table-cell table:number-columns-repeated="4"/>
        </table:table-row>
        <table:table-row table:style-name="ro2">
          <table:table-cell table:style-name="ce7" office:value-type="string">
            <text:p>次の失敗またはエラーを開く</text:p>
          </table:table-cell>
          <table:table-cell table:style-name="ce17" office:value-type="string">
            <text:p>次の失敗/エラー</text:p>
          </table:table-cell>
          <table:table-cell table:style-name="ce17" office:value-type="string">
            <text:p>In Windows</text:p>
          </table:table-cell>
          <table:table-cell table:style-name="ce7" office:value-type="string">
            <text:p>Alt+M J</text:p>
          </table:table-cell>
          <table:table-cell table:style-name="ce7" office:value-type="string">
            <text:p>Option+M J</text:p>
          </table:table-cell>
          <table:table-cell table:style-name="ce7" office:value-type="string">
            <text:p>Alt+M J</text:p>
          </table:table-cell>
          <table:table-cell table:number-columns-repeated="4"/>
        </table:table-row>
        <table:table-row table:style-name="ro2">
          <table:table-cell office:value-type="string">
            <text:p>前の失敗またはエラーを開く</text:p>
          </table:table-cell>
          <table:table-cell office:value-type="string">
            <text:p>前の失敗/エラー</text:p>
          </table:table-cell>
          <table:table-cell office:value-type="string">
            <text:p>In Windows</text:p>
          </table:table-cell>
          <table:table-cell office:value-type="string">
            <text:p>Alt+M K</text:p>
          </table:table-cell>
          <table:table-cell office:value-type="string">
            <text:p>Option+M K</text:p>
          </table:table-cell>
          <table:table-cell office:value-type="string">
            <text:p>Alt+M K</text:p>
          </table:table-cell>
          <table:table-cell table:number-columns-repeated="4"/>
        </table:table-row>
        <table:table-row table:style-name="ro3">
          <table:table-cell table:style-name="ce7" office:value-type="string">
            <text:p>テスト結果または失敗のトレースに表示タブを切り替える</text:p>
          </table:table-cell>
          <table:table-cell table:style-name="ce17" office:value-type="string">
            <text:p>選択されていないテスト結果タブに切り替える</text:p>
          </table:table-cell>
          <table:table-cell table:style-name="ce17" office:value-type="string">
            <text:p>In Windows</text:p>
          </table:table-cell>
          <table:table-cell table:style-name="ce7" office:value-type="string">
            <text:p>Alt+M T</text:p>
          </table:table-cell>
          <table:table-cell table:style-name="ce7" office:value-type="string">
            <text:p>Option+M T</text:p>
          </table:table-cell>
          <table:table-cell table:style-name="ce7" office:value-type="string">
            <text:p>Alt+M T</text:p>
          </table:table-cell>
          <table:table-cell table:number-columns-repeated="3"/>
          <table:table-cell table:style-name="ce22"/>
        </table:table-row>
        <table:table-row table:style-name="ro5">
          <table:table-cell table:style-name="ce9" office:value-type="string" table:number-columns-spanned="3" table:number-rows-spanned="1">
            <text:p>キーバインディングの変更手順</text:p>
          </table:table-cell>
          <table:covered-table-cell table:number-columns-repeated="2" table:style-name="Default"/>
          <table:table-cell table:style-name="ce21"/>
          <table:table-cell table:style-name="Default" table:number-columns-repeated="2"/>
          <table:table-cell table:number-columns-repeated="4"/>
        </table:table-row>
        <table:table-row table:style-name="ro2">
          <table:table-cell table:style-name="ce10" office:value-type="string" table:number-columns-spanned="3" table:number-rows-spanned="1">
            <text:p>1. メニューバーから<text:span text:style-name="T1">Window -&gt; Preferences...</text:span>（Macの場合は<text:span text:style-name="T1">Eclipse -&gt; </text:span><text:span text:style-name="T1">環境設定</text:span><text:span text:style-name="T1">...</text:span>）を選択する。</text:p>
          </table:table-cell>
          <table:covered-table-cell table:number-columns-repeated="2" table:style-name="ce18"/>
          <table:table-cell table:style-name="ce21"/>
          <table:table-cell table:style-name="Default" table:number-columns-repeated="2"/>
          <table:table-cell table:number-columns-repeated="4"/>
        </table:table-row>
        <table:table-row table:style-name="ro2">
          <table:table-cell table:style-name="ce11" office:value-type="string" table:number-columns-spanned="3" table:number-rows-spanned="1">
            <text:p>2. <text:span text:style-name="T1">General -&gt; Keys</text:span>を選択する。</text:p>
          </table:table-cell>
          <table:covered-table-cell table:number-columns-repeated="2" table:style-name="ce18"/>
          <table:table-cell table:style-name="ce21"/>
          <table:table-cell table:style-name="Default" table:number-columns-repeated="2"/>
          <table:table-cell table:number-columns-repeated="4"/>
        </table:table-row>
        <table:table-row table:style-name="ro2">
          <table:table-cell table:style-name="ce11" office:value-type="string" table:number-columns-spanned="3" table:number-rows-spanned="1">
            <text:p>3. <text:span text:style-name="T1">type filter text</text:span>と表示されているテキストボックスで変更対象のCommand、Binding、When、Categoryの一部を入力する。</text:p>
          </table:table-cell>
          <table:covered-table-cell table:number-columns-repeated="2" table:style-name="ce18"/>
          <table:table-cell table:style-name="Default" table:number-columns-repeated="3"/>
          <table:table-cell table:number-columns-repeated="4"/>
        </table:table-row>
        <table:table-row table:style-name="ro2">
          <table:table-cell table:style-name="ce11" office:value-type="string" table:number-columns-spanned="3" table:number-rows-spanned="1">
            <text:p>4. 変更対象の行を選択する。</text:p>
          </table:table-cell>
          <table:covered-table-cell table:number-columns-repeated="2" table:style-name="ce18"/>
          <table:table-cell table:style-name="Default" table:number-columns-repeated="3"/>
          <table:table-cell table:number-columns-repeated="4"/>
        </table:table-row>
        <table:table-row table:style-name="ro2">
          <table:table-cell table:style-name="ce11" office:value-type="string" table:number-columns-spanned="3" table:number-rows-spanned="1">
            <text:p>5. <text:span text:style-name="T1">Binding</text:span>のテキストボックスでキーバインディングを入力する。</text:p>
          </table:table-cell>
          <table:covered-table-cell table:number-columns-repeated="2" table:style-name="ce18"/>
          <table:table-cell table:style-name="Default" table:number-columns-repeated="3"/>
          <table:table-cell table:number-columns-repeated="4"/>
        </table:table-row>
        <table:table-row table:style-name="ro2">
          <table:table-cell table:style-name="ce12" office:value-type="string" table:number-columns-spanned="3" table:number-rows-spanned="1">
            <text:p>6. <text:span text:style-name="T1">Apply</text:span>または<text:span text:style-name="T1">OK</text:span>ボタンをクリックする。</text:p>
          </table:table-cell>
          <table:covered-table-cell table:number-columns-repeated="2" table:style-name="ce18"/>
          <table:table-cell table:style-name="Default" table:number-columns-repeated="3"/>
          <table:table-cell table:number-columns-repeated="4"/>
        </table:table-row>
        <table:table-row table:style-name="ro3">
          <table:table-cell table:style-name="Default" table:number-columns-repeated="6"/>
          <table:table-cell table:number-columns-repeated="4"/>
        </table:table-row>
        <table:table-row table:style-name="ro2">
          <table:table-cell table:style-name="ce13" office:value-type="string">
            <text:p><text:span text:style-name="T1">*1</text:span> キーバインディング構成ダイアログのWhenのアイテムとして2つの<text:span text:style-name="T1">Editing PHP source</text:span>が表示されますが、必ず上のものを選択してください。</text:p>
          </table:table-cell>
          <table:table-cell table:style-name="Default" table:number-columns-repeated="5"/>
          <table:table-cell table:number-columns-repeated="4"/>
        </table:table-row>
        <table:table-row table:style-name="ro2">
          <table:table-cell table:style-name="ce13" office:value-type="string">
            <text:p><text:span text:style-name="T1">*2</text:span> デフォルトのSpotlightメニューのキーボードショートカットと衝突するため、いずれかの設定を変更する必要があります。</text:p>
          </table:table-cell>
          <table:table-cell table:style-name="Default" table:number-columns-repeated="5"/>
          <table:table-cell table:number-columns-repeated="4"/>
        </table:table-row>
        <table:table-row table:style-name="ro2">
          <table:table-cell table:style-name="ce13" office:value-type="string">
            <text:p><text:span text:style-name="T1">*3</text:span> ワークスペースの設定<text:span text:style-name="T1">General -&gt; Editors -&gt; Text Editors -&gt; Annotations</text:span>またはツールバーで注釈タイプ毎に移動対象に含めるかどうかを選択することができます。</text:p>
          </table:table-cell>
          <table:table-cell table:style-name="Default" table:number-columns-repeated="5"/>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Migu 1VS1" svg:font-family="'Migu 1VS'" style:font-pitch="variable"/>
    <style:font-face style:name="Migu 1VS" svg:font-family="'Migu 1VS'" style:font-family-generic="swiss" style:font-pitch="variable"/>
    <style:font-face style:name="Lohit Hindi" svg:font-family="'Lohit Hindi'" style:font-family-generic="system" style:font-pitch="variable"/>
    <style:font-face style:name="Migu 1VS2" svg:font-family="'Migu 1V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Migu 1VS" fo:language="en" fo:country="US" style:font-name-asian="Migu 1VS2"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fo:margin-top="1.475cm" fo:margin-bottom="2cm" style:shadow="none" fo:background-color="transparent" style:scale-to="64%" style:table-centering="horizontal" style:writing-mode="lr-tb">
        <style:background-image/>
      </style:page-layout-properties>
      <style:header-style>
        <style:header-footer-properties fo:min-height="1.54cm" fo:margin-left="0cm" fo:margin-right="0cm" fo:margin-bottom="0cm" style:shadow="none" fo:background-color="transparent">
          <style:background-image/>
        </style:header-footer-properties>
      </style:header-style>
      <style:footer-style>
        <style:header-footer-properties fo:min-height="1.101cm" fo:margin-left="0cm" fo:margin-right="0cm" fo:margin-top="1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style style:name="MT1" style:family="text">
      <style:text-properties fo:font-size="20pt" style:font-size-asian="20pt"/>
    </style:style>
  </office:automatic-styles>
  <office:master-styles>
    <style:master-page style:name="Default" style:page-layout-name="Mpm1">
      <style:header>
        <text:p><text:span text:style-name="MT1">Eclipse PDT</text:span><text:span text:style-name="MT1">チートシート </text:span><text:span text:style-name="MT1">v1.1.0</text:span></text:p>
      </style:header>
      <style:header-left style:display="false"/>
      <style:footer>
        <style:region-right>
          <text:p>Eclipse PDTチートシート by 2013 KUBO Atsuhiro &lt;kubo@iteman.jp&gt; is licensed under a Creative Commons 表示 - 継承 2.1 日本 License.</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7">0000/00/00</text:date>, <text:time style:data-style-name="N2" text:time-value="0000-00-00T12:57:34">?</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UBO Atsuhiro</meta:initial-creator>
    <meta:creation-date>2013-02-27T11:42:43</meta:creation-date>
    <dc:date>2013-03-17T13:36:08</dc:date>
    <dc:creator>KUBO Atsuhiro</dc:creator>
    <meta:editing-duration>PT5H41M59S</meta:editing-duration>
    <meta:editing-cycles>107</meta:editing-cycles>
    <meta:generator>LibreOffice/3.6$Linux_X86_64 LibreOffice_project/360m1$Build-2</meta:generator>
    <dc:title>Eclipse PDTチートシート</dc:title>
    <meta:document-statistic meta:table-count="1" meta:cell-count="230" meta:object-count="0"/>
  </office:meta>
</office:document-meta>
</file>